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Heading_20_1">
      <style:paragraph-properties fo:break-before="page"/>
    </style:style>
    <style:style style:name="P13" style:family="paragraph" style:parent-style-name="Standard" style:master-page-name="First_20_Page">
      <style:paragraph-properties style:page-number="auto"/>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draw:frame draw:style-name="fr2" draw:name="Grafik2"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ostacomment</text:p>
      <text:p text:style-name="P3">Stand: 16.04.2010</text:p>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Postacomment<text:tab/>4</text:p>
          <text:p text:style-name="P5">Template-API<text:tab/>4</text:p>
        </text:index-body>
      </text:table-of-content>
      <text:p text:style-name="Text_20_body"><text:span text:style-name="Standardtext"><text:span text:style-name="T2"/></text:span></text:p>
      <text:h text:style-name="Heading_20_1" text:outline-level="1"><text:span text:style-name="Standardtext"><text:span text:style-name="T1">Postacomment</text:span></text:span></text:h>
      <text:p text:style-name="Text_20_body"><text:span text:style-name="Standardtext"><text:span text:style-name="T2">Das Modul „Postacomment“ dient zur Bereitstellung einer Kommentarfunktion im Portal. Somit ist es Besuchern der Webseite möglich, die Inhalte mit Hilfe einfacher Nachrichten zu kommentieren.</text:span></text:span></text:p>
      <text:p text:style-name="Text_20_body"><text:span text:style-name="Standardtext"><text:span text:style-name="T2">Ein Kommentar wird dabei immer an eine Kombination aus Seitenname, Sprache (sofern installiert) und Aktion gebunden. In den Modulen Gallery und News ist es also möglich, für jedes Bild oder jede News getrennte Kommentare zu erfassen. Die Verwaltung der vorhandenen Kommentare erfolgt, wie üblich, über die Administration.</text:span></text:span></text:p>
      <text:p text:style-name="Text_20_body"><text:span text:style-name="Standardtext"><text:span text:style-name="T2">Standardmäßig werden zwei Templates für das Portal mitgeliefert. Der Unterschied liegt im Detail – beim klassischen Template ist alles wie gewohnt, das neue jedoch verwendet AJAX zur Kommunikation mit dem Server. Beim Senden eines Kommentars wird die Seite also nicht komplett neu geladen, sondern lediglich der neue Kommentar wird in die Seite eingebettet.</text:span></text:span></text:p>
      <text:h text:style-name="Heading_20_2" text:outline-level="2"><text:span text:style-name="Standardtext"><text:span text:style-name="T1">Template-API</text:span></text:span></text:h>
      <text:p text:style-name="Text_20_body"><text:span text:style-name="Standardtext"><text:span text:style-name="T2">Abschnitt „postacomment_list“:</text:span></text:span></text:p>
      <text:list xml:id="list1355604829" text:style-name="L1">
        <text:list-item>
          <text:p text:style-name="P6"><text:span text:style-name="Standardtext"><text:span text:style-name="T2">postacomment_list</text:span></text:span></text:p>
        </text:list-item>
        <text:list-item>
          <text:p text:style-name="P6"><text:span text:style-name="Standardtext"><text:span text:style-name="T2">postacomment_form</text:span></text:span></text:p>
        </text:list-item>
        <text:list-item>
          <text:p text:style-name="P6"><text:span text:style-name="Standardtext"><text:span text:style-name="T2">postacomment_new_button</text:span></text:span></text:p>
        </text:list-item>
        <text:list-item>
          <text:p text:style-name="P6"><text:span text:style-name="Standardtext"><text:span text:style-name="T2">postacomment_back</text:span></text:span></text:p>
        </text:list-item>
        <text:list-item>
          <text:p text:style-name="P6"><text:span text:style-name="Standardtext"><text:span text:style-name="T2">postacomment_pages</text:span></text:span></text:p>
        </text:list-item>
        <text:list-item>
          <text:p text:style-name="P6"><text:span text:style-name="Standardtext"><text:span text:style-name="T2">postacomment_forward</text:span></text:span></text:p>
        </text:list-item>
      </text:list>
      <text:p text:style-name="Text_20_body"><text:span text:style-name="Standardtext"><text:span text:style-name="T2">Abschnitt „postacomment_post“:</text:span></text:span></text:p>
      <text:list xml:id="list922261576" text:style-name="L2">
        <text:list-item text:start-value="1">
          <text:p text:style-name="P7"><text:span text:style-name="Standardtext"><text:span text:style-name="T2">postacomment_post_name</text:span></text:span></text:p>
        </text:list-item>
        <text:list-item>
          <text:p text:style-name="P7"><text:span text:style-name="Standardtext"><text:span text:style-name="T2">postacomment_post_subject</text:span></text:span></text:p>
        </text:list-item>
        <text:list-item>
          <text:p text:style-name="P7"><text:span text:style-name="Standardtext"><text:span text:style-name="T2">postacomment_post_message</text:span></text:span></text:p>
        </text:list-item>
        <text:list-item>
          <text:p text:style-name="P7"><text:span text:style-name="Standardtext"><text:span text:style-name="T2">postacomment_post_date</text:span></text:span></text:p>
        </text:list-item>
        <text:list-item>
          <text:p text:style-name="P7"><text:span text:style-name="Standardtext"><text:span text:style-name="T2">postacomment_post_systemid</text:span></text:span></text:p>
        </text:list-item>
        <text:list-item>
          <text:p text:style-name="P7"><text:span text:style-name="Standardtext"><text:span text:style-name="T2">postacomment_post_rating (falls das Modul Rating installiert ist)</text:span></text:span></text:p>
        </text:list-item>
      </text:list>
      <text:p text:style-name="Text_20_body"><text:span text:style-name="Standardtext"><text:span text:style-name="T2">Abschnitt „postacomment_new_button“:</text:span></text:span></text:p>
      <text:list xml:id="list1369597490" text:style-name="L3">
        <text:list-header>
          <text:p text:style-name="P8"><text:span text:style-name="Standardtext"><text:span text:style-name="T2">keine Platzhalter verfügbar</text:span></text:span></text:p>
        </text:list-header>
      </text:list>
      <text:p text:style-name="Text_20_body"><text:span text:style-name="Standardtext"><text:span text:style-name="T2">Abschnitt „postacomment_form“:</text:span></text:span></text:p>
      <text:list xml:id="list2011532556" text:continue-numbering="true" text:style-name="L3">
        <text:list-item>
          <text:p text:style-name="P8"><text:span text:style-name="Standardtext"><text:span text:style-name="T2">formaction</text:span></text:span></text:p>
        </text:list-item>
        <text:list-item>
          <text:p text:style-name="P8"><text:span text:style-name="Standardtext"><text:span text:style-name="T2">comment_name</text:span></text:span></text:p>
        </text:list-item>
        <text:list-item>
          <text:p text:style-name="P8"><text:span text:style-name="Standardtext"><text:span text:style-name="T2">comment_subject</text:span></text:span></text:p>
        </text:list-item>
        <text:list-item>
          <text:p text:style-name="P8"><text:span text:style-name="Standardtext"><text:span text:style-name="T2">comment_message</text:span></text:span></text:p>
        </text:list-item>
        <text:list-item>
          <text:p text:style-name="P8"><text:span text:style-name="Standardtext"><text:span text:style-name="T2">comment_template</text:span></text:span></text:p>
        </text:list-item>
        <text:list-item>
          <text:p text:style-name="P8"><text:span text:style-name="Standardtext"><text:span text:style-name="T2">comment_systemid</text:span></text:span></text:p>
        </text:list-item>
        <text:list-item>
          <text:p text:style-name="P8"><text:span text:style-name="Standardtext"><text:span text:style-name="T2">comment_page</text:span></text:span></text:p>
        </text:list-item>
        <text:list-item>
          <text:p text:style-name="P8"><text:span text:style-name="Standardtext"><text:span text:style-name="T2">validation_errors</text:span></text:span></text:p>
        </text:list-item>
      </text:list>
      <text:p text:style-name="Text_20_body"><text:span text:style-name="Standardtext"><text:span text:style-name="T2">Abschnitt </text:span></text:span>„rating_bar“:</text:p>
      <text:list xml:id="list1590102245" text:style-name="L4">
        <text:list-item>
          <text:p text:style-name="P9"><text:soft-page-break/>rating_icons</text:p>
        </text:list-item>
        <text:list-item>
          <text:p text:style-name="P9">rating_bar_title</text:p>
        </text:list-item>
        <text:list-item>
          <text:p text:style-name="P9">rating_rating</text:p>
        </text:list-item>
      </text:list>
      <text:list xml:id="list1701601461" text:style-name="L5">
        <text:list-item>
          <text:p text:style-name="P10">rating_hits</text:p>
        </text:list-item>
      </text:list>
      <text:list xml:id="list1414963663" text:continue-list="list1590102245" text:style-name="L4">
        <text:list-item>
          <text:p text:style-name="P9">rating_ratingPercent</text:p>
        </text:list-item>
        <text:list-item>
          <text:p text:style-name="P9">system_id</text:p>
        </text:list-item>
      </text:list>
      <text:p text:style-name="Text_20_body"><text:span text:style-name="Standardtext"><text:span text:style-name="T2">Abschnitt </text:span></text:span>„rating_icon“:</text:p>
      <text:list xml:id="list378614810" text:style-name="L6">
        <text:list-item>
          <text:p text:style-name="P11"><text:span text:style-name="Standardtext"><text:span text:style-name="T2">rating_icon_number</text:span></text:span></text:p>
        </text:list-item>
        <text:list-item>
          <text:p text:style-name="P11">rating_icon_onclick</text:p>
        </text:list-item>
        <text:list-item>
          <text:p text:style-name="P11">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5:32</dc:date>
    <meta:printed-by>Stefan Idler</meta:printed-by>
    <meta:print-date>2008-07-15T22:05:31</meta:print-date>
    <meta:editing-cycles>337</meta:editing-cycles>
    <meta:editing-duration>PT13H51M11S</meta:editing-duration>
    <meta:document-statistic meta:table-count="0" meta:image-count="2" meta:object-count="0" meta:page-count="4" meta:paragraph-count="50" meta:word-count="236" meta:character-count="1837"/>
    <meta:user-defined meta:name="Info 1"/>
    <meta:user-defined meta:name="Info 2"/>
    <meta:user-defined meta:name="Info 3"/>
    <meta:user-defined meta:name="Info 4"/>
  </office:meta>
</office:document-meta>
</file>